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solid" draw:textarea-horizontal-align="center" draw:textarea-vertical-align="middle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eb613d" draw:textarea-horizontal-align="center" draw:textarea-vertical-align="middle"/>
    </style:style>
    <style:style style:name="gr7" style:family="graphic" style:parent-style-name="standard">
      <style:graphic-properties draw:stroke="none" draw:fill-color="#eb613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2.781cm"/>
    </style:style>
    <style:style style:name="gr9" style:family="graphic" style:parent-style-name="standard">
      <style:graphic-properties draw:fill-color="#4c4c4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2.6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2.628cm"/>
    </style:style>
    <style:style style:name="gr12" style:family="graphic" style:parent-style-name="standard">
      <style:graphic-properties draw:fill-color="#4c4c4c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3.05cm" svg:y1="5.329cm" svg:x2="17.366cm" svg:y2="5.329cm">
            <text:p/>
          </draw:line>
          <draw:rect draw:style-name="gr2" draw:text-style-name="P1" draw:layer="layout" svg:width="12.195cm" svg:height="1.091cm" svg:x="4.11cm" svg:y="16.781cm">
            <text:p text:style-name="P2">Platform Abstraction Layer</text:p>
          </draw:rect>
          <draw:rect draw:style-name="gr3" draw:text-style-name="P3" draw:layer="layout" svg:width="4.772cm" svg:height="2.726cm" svg:x="7.822cm" svg:y="13.595cm">
            <text:p text:style-name="P3"><text:span text:style-name="T1">Block and Record</text:span></text:p>
            <text:p text:style-name="P3"><text:span text:style-name="T1">Cache and</text:span></text:p>
            <text:p text:style-name="P3"><text:span text:style-name="T1">Other In-Memory</text:span></text:p>
            <text:p text:style-name="P3"><text:span text:style-name="T1">Structures</text:span></text:p>
          </draw:rect>
          <draw:rect draw:style-name="gr4" draw:text-style-name="P1" draw:layer="layout" svg:width="9.544cm" svg:height="1.091cm" svg:x="5.171cm" svg:y="11.757cm">
            <text:p text:style-name="P2">Cache Manager</text:p>
          </draw:rect>
          <draw:custom-shape draw:style-name="gr5" draw:text-style-name="P3" draw:layer="layout" svg:width="2.12cm" svg:height="3.272cm" svg:x="5.269cm" svg:y="18.978cm">
            <text:p text:style-name="P3"><text:span text:style-name="T1">Control</text:span></text:p>
            <text:p text:style-name="P3"><text:span text:style-name="T1">File</text:span></text:p>
            <text:p text:style-name="P3"><text:span text:style-name="T1">(xyz.db)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2.121cm" svg:height="3.272cm" svg:x="8.352cm" svg:y="18.96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2.121cm" svg:height="3.272cm" svg:x="8.613cm" svg:y="19.38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3" draw:layer="layout" svg:width="2.121cm" svg:height="3.671cm" svg:x="9.011cm" svg:y="19.617cm">
            <text:p text:style-name="P3"><text:span text:style-name="T1">Data</text:span></text:p>
            <text:p text:style-name="P3"><text:span text:style-name="T1">Files</text:span></text:p>
            <text:p text:style-name="P3"><text:span text:style-name="T1">(xyz.01</text:span></text:p>
            <text:p text:style-name="P3"><text:span text:style-name="T1">etc.)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2.121cm" svg:height="3.272cm" svg:x="12.594cm" svg:y="18.96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2.121cm" svg:height="3.272cm" svg:x="12.984cm" svg:y="19.33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3" draw:layer="layout" svg:width="2.121cm" svg:height="3.272cm" svg:x="13.549cm" svg:y="19.786cm">
            <text:p text:style-name="P3"><text:span text:style-name="T1">RFL</text:span></text:p>
            <text:p text:style-name="P3"><text:span text:style-name="T1">Files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4" draw:text-style-name="P1" draw:layer="layout" svg:width="13.785cm" svg:height="1.091cm" svg:x="3.497cm" svg:y="5.904cm">
            <text:p text:style-name="P2">FLAIM API</text:p>
          </draw:rect>
          <draw:rect draw:style-name="gr6" draw:text-style-name="P1" draw:layer="layout" svg:width="1.06cm" svg:height="13.634cm" svg:x="2.362cm" svg:y="4.238cm">
            <text:p/>
          </draw:rect>
          <draw:rect draw:style-name="gr6" draw:text-style-name="P1" draw:layer="layout" svg:width="1.06cm" svg:height="13.634cm" svg:x="17.366cm" svg:y="4.238cm">
            <text:p/>
          </draw:rect>
          <draw:rect draw:style-name="gr7" draw:text-style-name="P2" draw:layer="layout" svg:width="15.906cm" svg:height="1.091cm" svg:x="2.52cm" svg:y="4.238cm">
            <text:p text:style-name="P2">APPLICATION</text:p>
          </draw:rect>
          <draw:line draw:style-name="gr1" draw:text-style-name="P1" draw:layer="layout" svg:x1="2.52cm" svg:y1="4.238cm" svg:x2="18.426cm" svg:y2="4.238cm">
            <text:p/>
          </draw:line>
          <draw:rect draw:style-name="gr4" draw:text-style-name="P4" draw:layer="layout" svg:width="4.074cm" svg:height="2.181cm" svg:x="5.981cm" svg:y="6.995cm">
            <text:p text:style-name="P3"><text:span text:style-name="T1">Backup/Restore</text:span></text:p>
            <text:p text:style-name="P3"><text:span text:style-name="T1">Check/Repair</text:span></text:p>
          </draw:rect>
          <draw:rect draw:style-name="gr4" draw:text-style-name="P4" draw:layer="layout" svg:width="3.712cm" svg:height="2.181cm" svg:x="10.055cm" svg:y="6.995cm">
            <text:p text:style-name="P3"><text:span text:style-name="T1">System</text:span></text:p>
            <text:p text:style-name="P3"><text:span text:style-name="T1">Administration</text:span></text:p>
            <text:p text:style-name="P3"><text:span text:style-name="T1">&amp; Config.</text:span></text:p>
          </draw:rect>
          <draw:rect draw:style-name="gr4" draw:text-style-name="P4" draw:layer="layout" svg:width="3.181cm" svg:height="2.181cm" svg:x="13.767cm" svg:y="6.995cm">
            <text:p text:style-name="P3"><text:span text:style-name="T1">Update</text:span></text:p>
            <text:p text:style-name="P3"><text:span text:style-name="T1">Transactions</text:span></text:p>
            <text:p text:style-name="P3"><text:span text:style-name="T1">&amp; Operations</text:span></text:p>
          </draw:rect>
          <draw:rect draw:style-name="gr4" draw:text-style-name="P4" draw:layer="layout" svg:width="2.121cm" svg:height="2.181cm" svg:x="3.86cm" svg:y="6.995cm">
            <text:p text:style-name="P3"><text:span text:style-name="T1">Query</text:span></text:p>
          </draw:rect>
          <draw:frame draw:style-name="gr8" draw:text-style-name="P5" draw:layer="layout" svg:width="3.821cm" svg:height="0.806cm" draw:transform="rotate (-1.57079632679579) translate (17.042cm 10.773cm)">
            <draw:text-box>
              <text:p text:style-name="P5"><text:span text:style-name="T1">RFL Updates</text:span></text:p>
            </draw:text-box>
          </draw:frame>
          <draw:custom-shape draw:style-name="gr9" draw:text-style-name="P1" draw:layer="layout" svg:width="0.53cm" svg:height="0.676cm" svg:x="9.776cm" svg:y="12.83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1" draw:layer="layout" svg:width="0.53cm" svg:height="4.002cm" svg:x="6.231cm" svg:y="12.77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1" draw:layer="layout" svg:width="0.53cm" svg:height="3.818cm" svg:x="13.654cm" svg:y="12.96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1" draw:layer="layout" svg:width="0.531cm" svg:height="1.09cm" svg:x="9.245cm" svg:y="17.87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1" draw:layer="layout" svg:width="0.53cm" svg:height="1.09cm" svg:x="13.404cm" svg:y="17.87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1" draw:layer="layout" svg:width="0.53cm" svg:height="1.09cm" svg:x="6.035cm" svg:y="17.87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0" draw:text-style-name="P5" draw:layer="layout" svg:width="3.673cm" svg:height="0.806cm" draw:transform="rotate (1.5707963267946) translate (5.495cm 16.663cm)">
            <draw:text-box>
              <text:p text:style-name="P5"><text:span text:style-name="T1">Read Blocks</text:span></text:p>
            </draw:text-box>
          </draw:frame>
          <draw:frame draw:style-name="gr11" draw:text-style-name="P5" draw:layer="layout" svg:width="3.643cm" svg:height="0.806cm" draw:transform="rotate (-1.57079632679579) translate (14.921cm 13.107cm)">
            <draw:text-box>
              <text:p text:style-name="P5"><text:span text:style-name="T1">Write Blocks</text:span></text:p>
            </draw:text-box>
          </draw:frame>
          <draw:custom-shape draw:style-name="gr9" draw:text-style-name="P1" draw:layer="layout" svg:width="0.53cm" svg:height="7.635cm" svg:x="15.775cm" svg:y="9.14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4" draw:text-style-name="P4" draw:layer="layout" svg:width="7.703cm" svg:height="1.636cm" svg:x="6.231cm" svg:y="9.691cm">
            <text:p text:style-name="P3"><text:span text:style-name="T1">Core Services: Indexing, B-Tree</text:span></text:p>
            <text:p text:style-name="P3"><text:span text:style-name="T1">Recovery, Dictionary, etc.</text:span></text:p>
          </draw:rect>
          <draw:custom-shape draw:style-name="gr12" draw:text-style-name="P1" draw:layer="layout" svg:width="1.06cm" svg:height="2.727cm" svg:x="13.988cm" svg:y="9.146cm">
            <text:p/>
            <draw:enhanced-geometry draw:text-areas="?f2 ?f2 ?f5 ?f4 ?f2 ?f0 ?f4 ?f5" draw:glue-points="?f2 ?f2 ?f5 ?f4 ?f2 ?f0 ?f4 ?f5" draw:glue-point-type="rectangle" draw:mirror-horizontal="true" draw:type="mso-spt100" draw:modifiers="6500 9541.41732283465 5318.3879093199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custom-shape draw:style-name="gr12" draw:text-style-name="P1" draw:layer="layout" svg:width="1.059cm" svg:height="2.726cm" svg:x="5.147cm" svg:y="9.113cm">
            <text:p/>
            <draw:enhanced-geometry draw:text-areas="?f2 ?f2 ?f5 ?f4 ?f2 ?f0 ?f4 ?f5" draw:glue-points="?f2 ?f2 ?f5 ?f4 ?f2 ?f0 ?f4 ?f5" draw:glue-point-type="rectangle" draw:mirror-horizontal="false" draw:type="mso-spt100" draw:modifiers="6500 9541.41732283465 5318.3879093199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custom-shape draw:style-name="gr9" draw:text-style-name="P1" draw:layer="layout" svg:width="0.53cm" svg:height="0.545cm" svg:x="9.943cm" svg:y="5.32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8cm" fo:margin-bottom="0.495cm" fo:margin-left="0.457cm" fo:margin-right="0.46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3-28T08:39:04</meta:creation-date>
    <dc:date>2006-03-28T14:37:26</dc:date>
    <dc:language>en-US</dc:language>
    <meta:editing-cycles>18</meta:editing-cycles>
    <meta:editing-duration>PT5H58M28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